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fee" officeooo:paragraph-rsid="0015bfee"/>
    </style:style>
    <style:style style:name="P2" style:family="paragraph" style:parent-style-name="Standard">
      <style:text-properties officeooo:rsid="0016e860" officeooo:paragraph-rsid="0016e860"/>
    </style:style>
    <style:style style:name="P3" style:family="paragraph" style:parent-style-name="Standard">
      <style:text-properties officeooo:rsid="0016e860" officeooo:paragraph-rsid="002110ea"/>
    </style:style>
    <style:style style:name="P4" style:family="paragraph" style:parent-style-name="Standard">
      <style:text-properties officeooo:rsid="001831ee" officeooo:paragraph-rsid="001831ee"/>
    </style:style>
    <style:style style:name="P5" style:family="paragraph" style:parent-style-name="Standard">
      <style:text-properties officeooo:rsid="00186121" officeooo:paragraph-rsid="00186121"/>
    </style:style>
    <style:style style:name="P6" style:family="paragraph" style:parent-style-name="Standard">
      <style:text-properties officeooo:rsid="00195547" officeooo:paragraph-rsid="00195547"/>
    </style:style>
    <style:style style:name="P7" style:family="paragraph" style:parent-style-name="Standard">
      <style:text-properties officeooo:rsid="00195547" officeooo:paragraph-rsid="001af36b"/>
    </style:style>
    <style:style style:name="P8" style:family="paragraph" style:parent-style-name="Standard">
      <style:text-properties officeooo:rsid="00195547" officeooo:paragraph-rsid="001b7b7a"/>
    </style:style>
    <style:style style:name="P9" style:family="paragraph" style:parent-style-name="Standard">
      <style:text-properties officeooo:rsid="001c11c7" officeooo:paragraph-rsid="001c11c7"/>
    </style:style>
    <style:style style:name="P10" style:family="paragraph" style:parent-style-name="Standard">
      <style:text-properties officeooo:rsid="001c11c7" officeooo:paragraph-rsid="001d43cd"/>
    </style:style>
    <style:style style:name="P11" style:family="paragraph" style:parent-style-name="Standard">
      <style:text-properties officeooo:rsid="001eb692" officeooo:paragraph-rsid="001eb692"/>
    </style:style>
    <style:style style:name="P12" style:family="paragraph" style:parent-style-name="Standard">
      <style:text-properties officeooo:rsid="001ebc63" officeooo:paragraph-rsid="001ebc63"/>
    </style:style>
    <style:style style:name="P13" style:family="paragraph" style:parent-style-name="Standard">
      <style:text-properties officeooo:rsid="001af36b" officeooo:paragraph-rsid="001af36b"/>
    </style:style>
    <style:style style:name="P14" style:family="paragraph" style:parent-style-name="Standard">
      <style:text-properties officeooo:rsid="001b7b7a" officeooo:paragraph-rsid="001b7b7a"/>
    </style:style>
    <style:style style:name="P15" style:family="paragraph" style:parent-style-name="Standard">
      <style:text-properties officeooo:rsid="001ebc63" officeooo:paragraph-rsid="001ebc63"/>
    </style:style>
    <style:style style:name="P16" style:family="paragraph" style:parent-style-name="Standard">
      <style:text-properties officeooo:rsid="002312b2" officeooo:paragraph-rsid="002312b2"/>
    </style:style>
    <style:style style:name="P17" style:family="paragraph" style:parent-style-name="Standard">
      <style:text-properties officeooo:rsid="002420f4" officeooo:paragraph-rsid="002420f4"/>
    </style:style>
    <style:style style:name="P18" style:family="paragraph" style:parent-style-name="Standard">
      <style:text-properties officeooo:rsid="0024568b" officeooo:paragraph-rsid="0024568b"/>
    </style:style>
    <style:style style:name="P19" style:family="paragraph" style:parent-style-name="Standard">
      <style:text-properties officeooo:rsid="002463eb" officeooo:paragraph-rsid="002463eb"/>
    </style:style>
    <style:style style:name="T1" style:family="text">
      <style:text-properties officeooo:rsid="001b7b7a"/>
    </style:style>
    <style:style style:name="T2" style:family="text">
      <style:text-properties officeooo:rsid="001d43cd"/>
    </style:style>
    <style:style style:name="T3" style:family="text">
      <style:text-properties officeooo:rsid="001ebc63"/>
    </style:style>
    <style:style style:name="T4" style:family="text">
      <style:text-properties officeooo:rsid="002312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53_463030076"/>Symfony</text:p>
      <text:p text:style-name="P1"/>
      <text:p text:style-name="P1"/>
      <text:p text:style-name="P3">symfony new sfTest : install symfony</text:p>
      <text:p text:style-name="P2"/>
      <text:p text:style-name="P2"/>
      <text:p text:style-name="P4">sudo rm – rf sfTest : désinstalle symfony</text:p>
      <text:p text:style-name="P4"/>
      <text:p text:style-name="P4"/>
      <text:p text:style-name="P4">dans sfTest/app/config : cat parameters,yml <text:s/>ensuite nano partameters,yml <text:s/>(change les parametre database),</text:p>
      <text:p text:style-name="P4"/>
      <text:p text:style-name="P4">bin/console : permet de voir toutes les actions de la console,</text:p>
      <text:p text:style-name="P4"/>
      <text:p text:style-name="P5">bin/console server:start permet de lancé le server,</text:p>
      <text:p text:style-name="P5"/>
      <text:p text:style-name="P6">faire config,php : permet de voir ce qu’il manque à installer,</text:p>
      <text:p text:style-name="P6"/>
      <text:p text:style-name="P6">faire app,php : permet de voir si la prod plant,</text:p>
      <text:p text:style-name="P6"/>
      <text:p text:style-name="P6">bin/console  cache:clear <text:s/>permet d’effacer la mémoire cache,</text:p>
      <text:p text:style-name="P6"/>
      <text:p text:style-name="P13">dans le fichier devlog : cela permet de voir les pb,</text:p>
      <text:p text:style-name="P7"/>
      <text:p text:style-name="P8"><text:bookmark-start text:name="__DdeLink__1_1481066565"/><text:span text:style-name="T1">app → config → parameters,yml,dist</text:span><text:bookmark-end text:name="__DdeLink__1_1481066565"/><text:span text:style-name="T1"> <text:s/>permet de voir les parametre de composer,</text:span></text:p>
      <text:p text:style-name="P8"/>
      <text:p text:style-name="P14">app → config → config,yml, <text:s/>permet de voir la config</text:p>
      <text:p text:style-name="P8"/>
      <text:p text:style-name="P14">app → config → config_dev,yml <text:s/>permet de voir la config dev,</text:p>
      <text:p text:style-name="P8"/>
      <text:p text:style-name="P9">routing,yml : permet de voir les routes, <text:s/>(xml, annotation, yml, tout en php)</text:p>
      <text:p text:style-name="P9"/>
      <text:p text:style-name="P9"><text:bookmark-start text:name="__DdeLink__3_1481066565"/>bon/config debug : route <text:s text:c="2"/>permet de voir toutes les routes.<text:bookmark-end text:name="__DdeLink__3_1481066565"/></text:p>
      <text:p text:style-name="P9"/>
      <text:p text:style-name="P10">bon/config debug : route --<text:span text:style-name="T2">env=prod</text:span> <text:s text:c="2"/>permet de voir toutes les routes.</text:p>
      <text:p text:style-name="P10"/>
      <text:p text:style-name="P11">Web → Appdev,php : est le premier fichier appélé par la mécanique symfony</text:p>
      <text:p text:style-name="P11"/>
      <text:p text:style-name="P11">AppKernel,php → permet de voir les bandles,</text:p>
      <text:p text:style-name="P11"/>
      <text:p text:style-name="P11">Tous est objet sur symfony (POO),</text:p>
      <text:p text:style-name="P11"/>
      <text:p text:style-name="P11">exemple de b<text:span text:style-name="T3">u</text:span>ndle foruser,</text:p>
      <text:p text:style-name="P11"/>
      <text:p text:style-name="P11"/>
      <text:p text:style-name="P12">Effacer bundle :</text:p>
      <text:p text:style-name="P12"/>
      <text:p text:style-name="P12">- sup appbundle</text:p>
      <text:p text:style-name="P12">- aller dans appKernel</text:p>
      <text:p text:style-name="P12">- sup les ligne appbundle</text:p>
      <text:p text:style-name="P12">-routing,yml <text:s/>supprime tout</text:p>
      <text:p text:style-name="P12"/>
      <text:p text:style-name="P12"><text:soft-page-break/>generate bundle :</text:p>
      <text:p text:style-name="P12"/>
      <text:p text:style-name="P12">bin/console generate:bundle</text:p>
      <text:p text:style-name="P12"/>
      <text:p text:style-name="P12">symfony new projet symfony</text:p>
      <text:p text:style-name="P12"/>
      <text:p text:style-name="P12"/>
      <text:p text:style-name="P12"><text:span text:style-name="T4">dans app </text:span>n<text:span text:style-name="T4">an</text:span>o parameters <text:span text:style-name="T4">config le server</text:span></text:p>
      <text:p text:style-name="P12"/>
      <text:p text:style-name="P16">bin/console server:start</text:p>
      <text:p text:style-name="P16"/>
      <text:p text:style-name="P16">supprime : src → appbunlde</text:p>
      <text:p text:style-name="P16"/>
      <text:p text:style-name="P16">supprime : appKarnel sup app bundle</text:p>
      <text:p text:style-name="P12"/>
      <text:p text:style-name="P12"/>
      <text:p text:style-name="P17">creation database :</text:p>
      <text:p text:style-name="P17"/>
      <text:p text:style-name="P17">parameter,yml</text:p>
      <text:p text:style-name="P17"/>
      <text:p text:style-name="P17">aller dans database name et mettre le nom</text:p>
      <text:p text:style-name="P17"/>
      <text:p text:style-name="P17">bin/console doctrine:database:create</text:p>
      <text:p text:style-name="P17"/>
      <text:p text:style-name="P17">on créer une entité par table</text:p>
      <text:p text:style-name="P17"/>
      <text:p text:style-name="P17">créer l’entité avec une majuscule et le nom de botre bundle</text:p>
      <text:p text:style-name="P17"/>
      <text:p text:style-name="P18">bin/console doctrine:schema:update –dump-sql permet de voir la table créer,</text:p>
      <text:p text:style-name="P18"/>
      <text:p text:style-name="P18">bin/console doctrine:schema:update - -force permet créer de valider notre table, <text:s text:c="2"/></text:p>
      <text:p text:style-name="P18"/>
      <text:p text:style-name="P19">Pour changer la table :</text:p>
      <text:p text:style-name="P19"/>
      <text:p text:style-name="P19">aller dans Nomtable,php </text:p>
      <text:p text:style-name="P19">changer les truc vert</text:p>
      <text:p text:style-name="P19">ajouter un champs en copiant </text:p>
      <text:p text:style-name="P12"/>
      <text:p text:style-name="P19">valide les changement</text:p>
      <text:p text:style-name="P19">bin/console doctrine:generate:entities FrancoisBundle:User</text:p>
      <text:p text:style-name="P19"><text:s/>pareil apres on relance </text:p>
      <text:p text:style-name="P19">bin/console doctrine:schema:update –dump-sql</text:p>
      <text:p text:style-name="P19">bin/console doctrine:schema:update --force</text:p>
      <text:p text:style-name="P19"/>
      <text:p text:style-name="P12"/>
      <text:p text:style-name="P12"/>
      <text:p text:style-name="P9"/>
      <text:p text:style-name="P8"/>
      <text:p text:style-name="P8"/>
      <text:p text:style-name="P8"><text:s/></text:p>
      <text:p text:style-name="P4"/>
      <text:p text:style-name="P4"/>
      <text:p text:style-name="P2"><text:bookmark-end text:name="__DdeLink__153_463030076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39:39.008080421</meta:creation-date>
    <meta:generator>LibreOffice/5.1.6.2$Linux_X86_64 LibreOffice_project/10m0$Build-2</meta:generator>
    <dc:date>2017-04-04T17:52:45.383129748</dc:date>
    <meta:editing-duration>PT13H29M9S</meta:editing-duration>
    <meta:editing-cycles>3</meta:editing-cycles>
    <meta:document-statistic meta:table-count="0" meta:image-count="0" meta:object-count="0" meta:page-count="3" meta:paragraph-count="50" meta:word-count="312" meta:character-count="2042" meta:non-whitespace-character-count="1759"/>
  </office:meta>
</office:document-meta>
</file>